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d32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textarea-horizontal-align="justify" draw:textarea-vertical-align="middle" draw:auto-grow-height="false" fo:min-height="16.444cm" fo:min-width="15.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b2b2b2" draw:textarea-horizontal-align="justify" draw:textarea-vertical-align="middle" draw:auto-grow-height="false" fo:min-height="16.35cm" fo:min-width="16.3cm"/>
    </style:style>
    <style:style style:name="gr4" style:family="graphic" style:parent-style-name="standard">
      <style:graphic-properties draw:textarea-horizontal-align="justify" draw:textarea-vertical-align="middle" draw:auto-grow-height="false" fo:min-height="5.75cm" fo:min-width="10.7cm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stroke="none" draw:fill="none" fo:min-height="0.75cm"/>
    </style:style>
    <style:style style:name="gr7" style:family="graphic" style:parent-style-name="standard">
      <style:graphic-properties draw:fill-color="#111111" draw:textarea-horizontal-align="justify" draw:textarea-vertical-align="middle" draw:auto-grow-height="false" fo:min-height="2.376cm" fo:min-width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-color="#ff3333" draw:textarea-horizontal-align="justify" draw:textarea-vertical-align="middle" draw:auto-grow-height="false" fo:min-height="0.15cm" fo:min-width="0cm"/>
    </style:style>
    <style:style style:name="pr1" style:family="presentation" style:parent-style-name="Standard-title">
      <style:graphic-properties draw:fill-color="#ffcc00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title">
      <style:graphic-properties draw:auto-grow-height="true" fo:min-height="2.363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notes">
      <style:graphic-properties draw:fill-color="#ffffff" fo:min-height="13.364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loext:graphic-properties draw:fill-color="#ffcc00"/>
      <style:text-properties fo:font-weight="normal" style:font-weight-asian="normal" style:font-weight-complex="normal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b2b2b2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111111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3333"/>
      <style:paragraph-properties fo:text-align="center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25.199cm" svg:height="3.506cm" svg:x="1.2cm" svg:y="0.4cm" presentation:class="title" presentation:user-transformed="true">
          <draw:text-box>
            <text:p text:style-name="P1"><text:span text:style-name="T1">Aidez MacGyver à s’échapper !</text:span><text:span text:style-name="T2"><text:line-break/></text:span><text:span text:style-name="T3">Jeu codé en Python à l’aide du module Pygame</text:span></text:p>
          </draw:text-box>
        </draw:frame>
        <draw:custom-shape draw:style-name="gr1" draw:text-style-name="P3" draw:layer="layout" svg:width="16.4cm" svg:height="16.694cm" svg:x="6.4cm" svg:y="3.90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draw:frame presentation:style-name="pr3" draw:layer="layout" svg:width="25.199cm" svg:height="3.506cm" svg:x="1.401cm" svg:y="0.094cm" presentation:class="title" presentation:user-transformed="true">
          <draw:text-box>
            <text:p><text:span text:style-name="T4">Fonctionnement structurel</text:span></text:p>
          </draw:text-box>
        </draw:frame>
        <draw:custom-shape draw:style-name="gr3" draw:text-style-name="P5" draw:layer="layout" svg:width="16.8cm" svg:height="16.6cm" svg:x="5.8cm" svg:y="3.8cm">
          <text:p text:style-name="P6"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1.2cm" svg:height="6cm" svg:x="8.6cm" svg:y="5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1.2cm" svg:height="6cm" svg:x="8.6cm" svg:y="13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.457cm" svg:height="0.963cm" svg:x="6.143cm" svg:y="4.237cm">
          <draw:text-box>
            <text:p text:style-name="P6">Main Loop</text:p>
          </draw:text-box>
        </draw:frame>
        <draw:frame draw:style-name="gr5" draw:text-style-name="P7" draw:layer="layout" svg:width="3.774cm" svg:height="0.963cm" svg:x="8.626cm" svg:y="5.637cm">
          <draw:text-box>
            <text:p text:style-name="P6">Home Loop</text:p>
          </draw:text-box>
        </draw:frame>
        <draw:frame draw:style-name="gr6" draw:text-style-name="P7" draw:layer="layout" svg:width="4.4cm" svg:height="1cm" svg:x="8.6cm" svg:y="13.4cm">
          <draw:text-box>
            <text:p text:style-name="P6">Game Loop</text:p>
          </draw:text-box>
        </draw:frame>
        <draw:custom-shape draw:style-name="gr7" draw:text-style-name="P8" draw:layer="layout" svg:width="1.6cm" svg:height="3cm" svg:x="12.8cm" svg:y="10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1.6cm" svg:height="3cm" draw:transform="rotate (3.13338960610542) translate (16.575cm 13.613cm)">
          <text:p/>
          <draw:enhanced-geometry svg:viewBox="0 0 21600 21600" draw:text-areas="?f0 ?f7 ?f2 21600" draw:type="up-arrow" draw:modifiers="5808.46384538487 5221.236727045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9" draw:layer="layout" svg:width="1.806cm" svg:height="0.962cm" svg:x="10.194cm" svg:y="11.838cm">
          <draw:text-box>
            <text:p>ESC</text:p>
          </draw:text-box>
        </draw:frame>
        <draw:frame draw:style-name="gr8" draw:text-style-name="P9" draw:layer="layout" svg:width="3.144cm" svg:height="0.962cm" svg:x="17cm" svg:y="11.838cm">
          <draw:text-box>
            <text:p>RETURN</text:p>
          </draw:text-box>
        </draw:frame>
        <draw:custom-shape draw:style-name="gr9" draw:text-style-name="P10" draw:layer="layout" svg:width="0.8cm" svg:height="0.8cm" draw:transform="rotate (0.782431103669058) translate (18.269cm 4.564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653.9325842696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9" draw:layer="layout" svg:width="2.022cm" svg:height="0.962cm" svg:x="19.4cm" svg:y="4.038cm">
          <draw:text-box>
            <text:p>QUIT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draw:frame presentation:style-name="pr4" draw:layer="layout" svg:width="24.6cm" svg:height="2.363cm" svg:x="1.4cm" svg:y="0.837cm" presentation:class="title" presentation:user-transformed="true">
          <draw:text-box>
            <text:p>Afficher le Labyrinth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e labyrinthe est un objet de class Map.</text:p>
              </text:list-item>
              <text:list-item>
                <text:p>La class Map prend en paramètre un fichier .txt <text:s/>représentant les différents éléments du labyrinthe.</text:p>
              </text:list-item>
              <text:list-item>
                <text:p>La méthode <text:span text:style-name="T5">generate</text:span> remplie à partir de la lecture de ce fichier une grille (liste de listes) </text:p>
              </text:list-item>
              <text:list-item>
                <text:p>La méthode display affiche sur la fenêtre de jeu l’élément correspondant à « w » ou « a »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MacGyver – Gestion des déplacement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MacGyver est un objet de class Heroe.</text:p>
              </text:list-item>
              <text:list-item>
                <text:p>La class Heroe a comme attribut des positions (pixel et réelle) x et y . Elle prend en paramètre le labyrinthe afin de récupérer la structure.</text:p>
              </text:list-item>
              <text:list-item>
                <text:p>Sa méthode move prend en paramètre un ordre de direction envoyer par l’utilisateur via le clavier.</text:p>
              </text:list-item>
              <text:list-item>
                <text:p>A chaque mouvement on contrôle si la case de destination n’est pas un mur, sinon on avance le personnage.</text:p>
              </text:list-item>
              <text:list-item>
                <text:p>La méthode move renvoie les nouvelles coordonnées de MacGyver . </text:p>
              </text:list-item>
              <text:list-item>
                <text:p>Mac Gyver est re-affiché dans le programme après l’ordre de déplacemen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Gestion des élémen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es éléments sont des objets de la class Elements. Ils ont comme attribut : position XY, un nom, une surface. </text:p>
              </text:list-item>
              <text:list-item>
                <text:p>La classe Element prend en paramètre le labyrinthe pour récupérer la grille.</text:p>
              </text:list-item>
              <text:list-item>
                <text:p>La méthode locate_elements permet de générer une liste de coordonnées des cases vides du Labyrinthe, un random_choice est opéré sur cette liste pour positionner l’élément de manière aléatoire.</text:p>
              </text:list-item>
              <text:list-item>
                <text:p>Elle renvoie la position de l’élé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ffichage conditionnel des éléme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La méthode pin_elements vient écrire le nom de l’objet dans la grille du Labyrinthe.</text:p>
              </text:list-item>
              <text:list-item>
                <text:p>La méthode display_element prend en charge l’affichage, elle prend comme paramètre MacGyver.</text:p>
              </text:list-item>
              <text:list-item>
                <text:p>Lorsque MacGyver est sur l’élément on remplace le nom de l’élément par « 0 » .</text:p>
              </text:list-item>
              <text:list-item>
                <text:p>Si aux coordonnées de l’ élément il y a le nom de l’élément on affiche l’élément sinon on ne l’affiche pas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Game pla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Lorsque MacGyver se trouve sur une case où il y a un élément on copie le nom de l’élément dans une liste TOOLS.</text:p>
              </text:list-item>
              <text:list-item>
                <text:p>On affiche l’élément dans le score board</text:p>
              </text:list-item>
              <text:list-item>
                <text:p>Si MacGyver se présente sur la case arrivée avec une liste d’une longueur de 3, il gagne, sinon il perd.</text:p>
              </text:list-item>
              <text:list-item>
                <text:p>La liste TOOLS est vidé à chaque tour de game_loop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Virtual env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Le programme est développé sous environnement virtuel pour permettre une portabilité.</text:p>
              </text:list-item>
              <text:list-item>
                <text:p>Un fichier requirements.txt est crée à la racine du programme pour lister les versions des librairies utilisées, dans notre cas Pygame.</text:p>
              </text:list-item>
              <text:list-item>
                <text:p>Les librairies sont installées dans l’environnement virtuel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EP8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yntaxe respectant les bonnes pratiques de la PEP8. </text:p>
              </text:list-item>
              <text:list-item>
                <text:p>Anglais</text:p>
              </text:list-item>
              <text:list-item>
                <text:p>Indentation, longueur des lignes</text:p>
              </text:list-item>
              <text:list-item>
                <text:p>Convention de nommage : classes, méthodes, constantes, opérateurs.</text:p>
              </text:list-item>
              <text:list-item>
                <text:p>Docstring et commentaires du code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Amélioration et fonctionnalités supplémentai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On peut rajouter des niveaux , des cartes supplémentaires</text:p>
              </text:list-item>
              <text:list-item>
                <text:p>On peut faire en sorte que le gardien bouge (class Heroe)</text:p>
              </text:list-item>
              <text:list-item>
                <text:p>On peut mettre plus d’objet dans le Labyrinthe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6T09:30:21.694675497</meta:creation-date>
    <dc:date>2018-04-16T14:32:13.116781322</dc:date>
    <meta:editing-duration>PT1H17M41S</meta:editing-duration>
    <meta:editing-cycles>4</meta:editing-cycles>
    <meta:generator>LibreOffice/5.1.6.2$Linux_X86_64 LibreOffice_project/10m0$Build-2</meta:generator>
    <meta:document-statistic meta:object-count="72"/>
  </office:meta>
</office:document-meta>
</file>